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3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37.56pt" fo:break-before="auto" style:use-optimal-row-height="true"/>
    </style:style>
    <style:style style:name="ro4" style:family="table-row">
      <style:table-row-properties style:row-height="35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4" table:default-cell-style-name="ce8"/>
        <table:table-row table:style-name="ro1">
          <table:table-cell table:style-name="ce1" office:value-type="string" calcext:value-type="string">
            <text:p>Wishli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vered By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6in. X 1-1/4 in. PVC Pip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6in. X 1in. PVC Pip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 in. x 1 in. PVC Pip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in. X 2in. PVC Pip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2in. PVC Cap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2, 39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-1/4 in. PVC Cap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3, 4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in. PVC Cap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4, 41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in. To 2in. PVC Reducer Bushing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1-1/4in. PVC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40, 43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/2in. Flexible Pex Tubing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/2in. Push-to-connect Tee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in. Mainpiston Connector R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2in. Mainpiston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1in. Mainpiston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VC Cement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ftover</text:p>
          </table:table-cell>
          <table:table-cell table:style-name="ce1" office:value-type="string" calcext:value-type="string">
            <text:p>Net Cost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Piston Materials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P, Mainpiston, connects LPC and HPC</text:p>
          </table:table-cell>
        </table:table-row>
        <table:table-row table:style-name="ro2">
          <table:table-cell table:style-name="ce3" office:value-type="string" calcext:value-type="string">
            <text:p>1/4 in. x 12 in. Stainless-Steel Threade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Everbilt-1-4-in-x-12-in-Stainless-Steel-Threaded-Rod-800777/204325650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0”</text:p>
          </table:table-cell>
          <table:table-cell table:formula="of:=[.B21]*[.D21]" office:value-type="currency" office:currency="USD" office:value="3.98" calcext:value-type="currency">
            <text:p>$3.98</text:p>
          </table:table-cell>
          <table:table-cell office:value-type="string" calcext:value-type="string">
            <text:p>Mainpiston Shaft</text:p>
          </table:table-cell>
        </table:table-row>
        <table:table-row table:style-name="ro2">
          <table:table-cell table:style-name="ce3" office:value-type="string" calcext:value-type="string">
            <text:p>1/4 in. x 2 in. Black Neoprene W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Everbilt-1-4-in-x-2-in-Black-Neoprene-Washer-89418/10033793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/a</text:p>
          </table:table-cell>
          <table:table-cell table:formula="of:=[.B22]*[.D22]" office:value-type="currency" office:currency="USD" office:value="0.78" calcext:value-type="currency">
            <text:p>$0.78</text:p>
          </table:table-cell>
          <table:table-cell office:value-type="string" calcext:value-type="string">
            <text:p>Compacts spacers and washer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 calcext:value-type="string">
            <text:p>1/2 in. x 0.257 in. x 1/2 in. Nylon Outer Diameter Spacers (2-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1-2-in-x-0-257-in-x-1-2-in-Nylon-Outer-Diameter-Spacers-2-Piece-815008/20427657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/a</text:p>
          </table:table-cell>
          <table:table-cell table:formula="of:=[.B24]*[.D24]" office:value-type="currency" office:currency="USD" office:value="0.65" calcext:value-type="currency">
            <text:p>$0.65</text:p>
          </table:table-cell>
          <table:table-cell office:value-type="string" calcext:value-type="string">
            <text:p>Fits 1/2in. Washers to 1/4in. Shaft</text:p>
          </table:table-cell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Piping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-1/4 in. x 2 ft. PVC Sch. 40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1-1-4-in-x-2-ft-PVC-Sch-40-Pipe-PVC-07100-0200/202018045</text:p>
          </table:table-cell>
          <table:table-cell table:style-name="ce7" office:value-type="currency" office:currency="USD" office:value="3.2" calcext:value-type="currency">
            <text:p>$3.20</text:p>
          </table:table-cell>
          <table:table-cell office:value-type="string" calcext:value-type="string">
            <text:p>12”</text:p>
          </table:table-cell>
          <table:table-cell table:formula="of:=[.B31]*[.D31]" office:value-type="currency" office:currency="USD" office:value="3.2" calcext:value-type="currency">
            <text:p>$3.20</text:p>
          </table:table-cell>
          <table:table-cell office:value-type="string" calcext:value-type="string">
            <text:p>SV10, 10-Hole Spool Valve</text:p>
          </table:table-cell>
        </table:table-row>
        <table:table-row table:style-name="ro2">
          <table:table-cell table:style-name="ce3" office:value-type="string" calcext:value-type="string">
            <text:p>1 in. x 2 ft. PVC Sch. 40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VPC-1-in-x-2-ft-PVC-Sch-40-Pipe-2201/202300506</text:p>
          </table:table-cell>
          <table:table-cell table:style-name="ce7" office:value-type="currency" office:currency="USD" office:value="1.98" calcext:value-type="currency">
            <text:p>$1.98</text:p>
          </table:table-cell>
          <table:table-cell office:value-type="string" calcext:value-type="string">
            <text:p>0”</text:p>
          </table:table-cell>
          <table:table-cell table:formula="of:=[.B32]*[.D32]" office:value-type="currency" office:currency="USD" office:value="1.98" calcext:value-type="currency">
            <text:p>$1.98</text:p>
          </table:table-cell>
          <table:table-cell office:value-type="string" calcext:value-type="string">
            <text:p>HPC, High-Pressure Cylinder; 11-spool</text:p>
          </table:table-cell>
        </table:table-row>
        <table:table-row table:style-name="ro2">
          <table:table-cell table:style-name="ce3" office:value-type="string" calcext:value-type="string">
            <text:p>2 in. x 10 ft. PVC Sch. 40 Plain-End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2-in-x-10-ft-PVC-Sch-40-Plain-End-Pipe-531137/100161954</text:p>
          </table:table-cell>
          <table:table-cell table:style-name="ce7" office:value-type="currency" office:currency="USD" office:value="8.18" calcext:value-type="currency">
            <text:p>$8.18</text:p>
          </table:table-cell>
          <table:table-cell office:value-type="string" calcext:value-type="string">
            <text:p>9’</text:p>
          </table:table-cell>
          <table:table-cell table:formula="of:=[.B33]*[.D33]" office:value-type="currency" office:currency="USD" office:value="8.18" calcext:value-type="currency">
            <text:p>$8.18</text:p>
          </table:table-cell>
          <table:table-cell office:value-type="string" calcext:value-type="string">
            <text:p>LPC, Low-Pressure Cylinder</text:p>
          </table:table-cell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Caps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2 in. PVC Sch. 40 FPT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harlotte-School-Pvc-02117-1800/dp/B000VL7U38/ref=sr_1_1?ie=UTF8&amp;qid=1469130970&amp;sr=8-1&amp;keywords=2+in.+PVC+cap+FPT</text:p>
          </table:table-cell>
          <table:table-cell table:style-name="ce7" office:value-type="currency" office:currency="USD" office:value="1.22" calcext:value-type="currency">
            <text:p>$1.22</text:p>
          </table:table-cell>
          <table:table-cell office:value-type="string" calcext:value-type="string">
            <text:p>n/a</text:p>
          </table:table-cell>
          <table:table-cell table:formula="of:=[.B38]*[.D38]" office:value-type="currency" office:currency="USD" office:value="1.22" calcext:value-type="currency">
            <text:p>$1.22</text:p>
          </table:table-cell>
          <table:table-cell office:value-type="string" calcext:value-type="string">
            <text:p>Removable cover for LPC</text:p>
          </table:table-cell>
        </table:table-row>
        <table:table-row table:style-name="ro1">
          <table:table-cell table:style-name="ce3" office:value-type="string" calcext:value-type="string">
            <text:p>1-1/4 in. PVC Sch. 40 FPT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/Lasco-448-012-Threaded-Cap%252c-LASCO/dp/B0195UH0U8/ref=sr_1_1?ie=UTF8&amp;qid=1469131420&amp;sr=8-1&amp;keywords=1-1%2F4+in.+PVC+cap+FPT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office:value-type="string" calcext:value-type="string">
            <text:p>n/a</text:p>
          </table:table-cell>
          <table:table-cell table:formula="of:=[.B39]*[.D39]" office:value-type="currency" office:currency="USD" office:value="1" calcext:value-type="currency">
            <text:p>$1.00</text:p>
          </table:table-cell>
          <table:table-cell office:value-type="string" calcext:value-type="string">
            <text:p>Removable covers for SV10</text:p>
          </table:table-cell>
        </table:table-row>
        <table:table-row table:style-name="ro1">
          <table:table-cell table:style-name="ce3" office:value-type="string" calcext:value-type="string">
            <text:p>1 in. PVC Sch. 40 FPT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1-in-PVC-Sch-40-FPT-Cap-PVC021171200HD/203811724</text:p>
          </table:table-cell>
          <table:table-cell table:style-name="ce7" office:value-type="currency" office:currency="USD" office:value="1.32" calcext:value-type="currency">
            <text:p>$1.32</text:p>
          </table:table-cell>
          <table:table-cell office:value-type="string" calcext:value-type="string">
            <text:p>n/a</text:p>
          </table:table-cell>
          <table:table-cell table:formula="of:=[.B40]*[.D40]" office:value-type="currency" office:currency="USD" office:value="1.32" calcext:value-type="currency">
            <text:p>$1.32</text:p>
          </table:table-cell>
          <table:table-cell office:value-type="string" calcext:value-type="string">
            <text:p>Removable cover for HPC</text:p>
          </table:table-cell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Adapters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 table:style-name="ce3" office:value-type="string" calcext:value-type="string">
            <text:p>2 in. PVC Sch. 40 Female S x FPT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PVC-Sch-40-Female-S-x-FPT-Adapter-PVC021011600HD/203811416</text:p>
          </table:table-cell>
          <table:table-cell table:style-name="ce7" office:value-type="currency" office:currency="USD" office:value="1.53" calcext:value-type="currency">
            <text:p>$1.53</text:p>
          </table:table-cell>
          <table:table-cell office:value-type="string" calcext:value-type="string">
            <text:p>n/a</text:p>
          </table:table-cell>
          <table:table-cell table:formula="of:=[.B45]*[.D45]" office:value-type="currency" office:currency="USD" office:value="1.53" calcext:value-type="currency">
            <text:p>$1.53</text:p>
          </table:table-cell>
          <table:table-cell office:value-type="string" calcext:value-type="string">
            <text:p>Connects LPC to Reducer Bushing</text:p>
          </table:table-cell>
        </table:table-row>
        <table:table-row table:style-name="ro2">
          <table:table-cell table:style-name="ce3" office:value-type="string" calcext:value-type="string">
            <text:p>1-1/4 in. PVC Sch. 40 MPT x S Male Ada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omedepot.com/p/Charlotte-Pipe-1-1-4-in-PVC-Sch-40-MPT-x-S-Male-Adapter-PVC021091200HD/203811644</text:p>
          </table:table-cell>
          <table:table-cell table:style-name="ce7" office:value-type="currency" office:currency="USD" office:value="0.98" calcext:value-type="currency">
            <text:p>$0.98</text:p>
          </table:table-cell>
          <table:table-cell office:value-type="string" calcext:value-type="string">
            <text:p>n/a</text:p>
          </table:table-cell>
          <table:table-cell table:formula="of:=[.B46]*[.D46]" office:value-type="currency" office:currency="USD" office:value="1.96" calcext:value-type="currency">
            <text:p>$1.96</text:p>
          </table:table-cell>
          <table:table-cell office:value-type="string" calcext:value-type="string">
            <text:p>Fittings for SV10 Caps</text:p>
          </table:table-cell>
        </table:table-row>
        <table:table-row table:style-name="ro3">
          <table:table-cell table:style-name="ce4" office:value-type="string" calcext:value-type="string">
            <text:p>NIBCO 436 Series PVC Pipe Fitting, Adapter, Schedule 40, 1" Slip x NPT 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/NIBCO-Pipe-Fitting-Adapter-Schedule/dp/B007Q45D2S/ref=sr_1_1?ie=UTF8&amp;qid=1469122194&amp;sr=8-1&amp;keywords=1in.+PVC+Male+x+Socket</text:p>
          </table:table-cell>
          <table:table-cell table:style-name="ce7" office:value-type="currency" office:currency="USD" office:value="4.76" calcext:value-type="currency">
            <text:p>$4.76</text:p>
          </table:table-cell>
          <table:table-cell office:value-type="string" calcext:value-type="string">
            <text:p>n/a</text:p>
          </table:table-cell>
          <table:table-cell table:formula="of:=[.B47]*[.D47]" office:value-type="currency" office:currency="USD" office:value="9.52" calcext:value-type="currency">
            <text:p>$9.52</text:p>
          </table:table-cell>
          <table:table-cell office:value-type="string" calcext:value-type="string">
            <text:p>Fitting for HPC Cap; connects HPC to Reducer Bushing</text:p>
          </table:table-cell>
        </table:table-row>
        <table:table-row table:style-name="ro2">
          <table:table-cell table:style-name="ce3" office:value-type="string" calcext:value-type="string">
            <text:p>2 in. PVC Sch. 40 Female S x FPT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PVC-Sch-40-Female-S-x-FPT-Adapter-PVC021011600HD/203811416</text:p>
          </table:table-cell>
          <table:table-cell table:style-name="ce7" office:value-type="currency" office:currency="USD" office:value="1.53" calcext:value-type="currency">
            <text:p>$1.53</text:p>
          </table:table-cell>
          <table:table-cell office:value-type="string" calcext:value-type="string">
            <text:p>n/a</text:p>
          </table:table-cell>
          <table:table-cell table:formula="of:=[.B48]*[.D48]" office:value-type="currency" office:currency="USD" office:value="1.53" calcext:value-type="currency">
            <text:p>$1.53</text:p>
          </table:table-cell>
          <table:table-cell office:value-type="string" calcext:value-type="string">
            <text:p>Fitting for LPC Cap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Bushings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Lasco 2x1 MPTxFPT Reducer Bu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asco-439-249-Threaded-Reducer-Bushing%252c/dp/B004UHC0NY/ref=sr_1_1?ie=UTF8&amp;qid=1469132094&amp;sr=8-1&amp;keywords=PVC+FPT+reducer+bushing</text:p>
          </table:table-cell>
          <table:table-cell table:style-name="ce7" office:value-type="currency" office:currency="USD" office:value="3.09" calcext:value-type="currency">
            <text:p>$3.09</text:p>
          </table:table-cell>
          <table:table-cell office:value-type="string" calcext:value-type="string">
            <text:p>n/a</text:p>
          </table:table-cell>
          <table:table-cell table:formula="of:=[.B52]*[.D52]" office:value-type="currency" office:currency="USD" office:value="3.09" calcext:value-type="currency">
            <text:p>$3.09</text:p>
          </table:table-cell>
          <table:table-cell office:value-type="string" calcext:value-type="string">
            <text:p>Connects LPC to HPC</text:p>
          </table:table-cell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Tubing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4">
          <table:table-cell table:style-name="ce3" office:value-type="string" calcext:value-type="string">
            <text:p>SharkBite 1/2-Inch PEX Tubing, 25 Feet, WHITE, for Residential and Commercial Potable Water Applicatio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SharkBite-Residential-Commercial-Potable-Applications/dp/B007AH30A8/ref=sr_1_1?ie=UTF8&amp;qid=1469128307&amp;sr=8-1&amp;keywords=1%2F2+inch+pex</text:p>
          </table:table-cell>
          <table:table-cell table:style-name="ce7" office:value-type="currency" office:currency="USD" office:value="8.64" calcext:value-type="currency">
            <text:p>$8.64</text:p>
          </table:table-cell>
          <table:table-cell office:value-type="string" calcext:value-type="string">
            <text:p>unknown</text:p>
          </table:table-cell>
          <table:table-cell table:formula="of:=[.B56]*[.D56]" office:value-type="currency" office:currency="USD" office:value="8.64" calcext:value-type="currency">
            <text:p>$8.64</text:p>
          </table:table-cell>
          <table:table-cell office:value-type="string" calcext:value-type="string">
            <text:p>Connection of SV10 to LPC and HPC</text:p>
          </table:table-cell>
        </table:table-row>
        <table:table-row table:style-name="ro2">
          <table:table-cell office:value-type="string" calcext:value-type="string">
            <text:p>1/2in. Push-to-connect T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mazon.com/Legris-00WP2-LIQUIfit--Connect-Fitting/dp/B00ANVQPZK/ref=sr_1_1?ie=UTF8&amp;qid=1469131732&amp;sr=8-1&amp;keywords=1%2F2-inch+push+to+connect+tee</text:p>
          </table:table-cell>
          <table:table-cell table:style-name="ce7" office:value-type="currency" office:currency="USD" office:value="3.59" calcext:value-type="currency">
            <text:p>$3.59</text:p>
          </table:table-cell>
          <table:table-cell office:value-type="string" calcext:value-type="string">
            <text:p>n/a</text:p>
          </table:table-cell>
          <table:table-cell table:formula="of:=[.B57]*[.D57]" office:value-type="currency" office:currency="USD" office:value="10.77" calcext:value-type="currency">
            <text:p>$10.77</text:p>
          </table:table-cell>
          <table:table-cell office:value-type="string" calcext:value-type="string">
            <text:p>Division of IN line, OUT split to Comm Ports</text:p>
          </table:table-cell>
        </table:table-row>
        <table:table-row table:style-name="ro1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8 oz. PVC 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Oatey-8-oz-PVC-Cement-310133/100345577</text:p>
          </table:table-cell>
          <table:table-cell table:style-name="ce7" office:value-type="currency" office:currency="USD" office:value="4.94" calcext:value-type="currency">
            <text:p>$4.94</text:p>
          </table:table-cell>
          <table:table-cell office:value-type="string" calcext:value-type="string">
            <text:p>unknown</text:p>
          </table:table-cell>
          <table:table-cell table:formula="of:=[.B60]*[.D60]" office:value-type="currency" office:currency="USD" office:value="4.94" calcext:value-type="currency">
            <text:p>$4.94</text:p>
          </table:table-cell>
          <table:table-cell office:value-type="string" calcext:value-type="string">
            <text:p>Socket fitting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7"/>
          <table:table-cell/>
          <table:table-cell table:formula="of:=SUM([.F19:.F56])" office:value-type="currency" office:currency="USD" office:value="48.58" calcext:value-type="currency">
            <text:p>$48.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5:10:33.8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10:37.108000000</meta:creation-date>
    <meta:editing-duration>PT25M22S</meta:editing-duration>
    <meta:editing-cycles>4</meta:editing-cycles>
    <meta:generator>LibreOffice/5.1.4.2$Windows_X86_64 LibreOffice_project/f99d75f39f1c57ebdd7ffc5f42867c12031db97a</meta:generator>
    <dc:date>2016-07-21T20:30:35.229000000</dc:date>
    <meta:document-statistic meta:table-count="1" meta:cell-count="181" meta:object-count="0"/>
  </office:meta>
</office:document-meta>
</file>